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56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6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1.016cm" svg:x="9.128cm" svg:y="3.921cm">
          <text:p text:style-name="P1">1935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68cm" svg:height="1.016cm" svg:x="2.905cm" svg:y="7.159cm">
          <text:p text:style-name="P1">sr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068cm" svg:height="1.016cm" svg:x="6.468cm" svg:y="7.159cm">
          <text:p text:style-name="P1">sr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068cm" svg:height="1.016cm" svg:x="10.328cm" svg:y="7.159cm">
          <text:p text:style-name="P1">sr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068cm" svg:height="1.016cm" svg:x="14.188cm" svg:y="7.159cm">
          <text:p text:style-name="P1">sr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096cm" svg:y1="4.937cm" svg:x2="4.439cm" svg:y2="7.159cm" draw:start-shape="id1" draw:start-glue-point="2" draw:end-shape="id2" draw:end-glue-point="0" svg:d="M11096 4937l-6657 2222" svg:viewBox="0 0 6658 2223">
          <text:p/>
        </draw:connector>
        <draw:connector draw:style-name="gr3" draw:text-style-name="P2" draw:layer="layout" draw:type="line" svg:x1="11.096cm" svg:y1="4.937cm" svg:x2="8.002cm" svg:y2="7.159cm" draw:start-shape="id1" draw:start-glue-point="2" draw:end-shape="id3" draw:end-glue-point="0" svg:d="M11096 4937l-3094 2222" svg:viewBox="0 0 3095 2223">
          <text:p/>
        </draw:connector>
        <draw:connector draw:style-name="gr3" draw:text-style-name="P2" draw:layer="layout" draw:type="line" svg:x1="11.096cm" svg:y1="4.937cm" svg:x2="11.862cm" svg:y2="7.159cm" draw:start-shape="id1" draw:start-glue-point="2" draw:end-shape="id4" draw:end-glue-point="0" svg:d="M11096 4937l766 2222" svg:viewBox="0 0 767 2223">
          <text:p/>
        </draw:connector>
        <draw:connector draw:style-name="gr3" draw:text-style-name="P2" draw:layer="layout" draw:type="line" svg:x1="11.096cm" svg:y1="4.937cm" svg:x2="15.722cm" svg:y2="7.159cm" draw:start-shape="id1" draw:start-glue-point="2" draw:end-shape="id5" draw:end-glue-point="0" svg:d="M11096 4937l4626 2222" svg:viewBox="0 0 4627 2223">
          <text:p/>
        </draw:connector>
        <draw:custom-shape draw:style-name="gr1" draw:text-style-name="P1" xml:id="id6" draw:id="id6" draw:layer="layout" svg:width="3.937cm" svg:height="1.016cm" svg:x="6.779cm" svg:y="18.653cm">
          <text:p text:style-name="P1">srs-mas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937cm" svg:height="1.016cm" svg:x="6.779cm" svg:y="15.224cm">
          <text:p text:style-name="P1">1935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3.106cm" svg:height="1.016cm" svg:x="3.667cm" svg:y="22.844cm">
          <text:p text:style-name="P1">srs-slave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3.106cm" svg:height="1.016cm" svg:x="7.575cm" svg:y="22.844cm">
          <text:p text:style-name="P1">srs-slave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3.106cm" svg:height="1.016cm" svg:x="11.483cm" svg:y="22.844cm">
          <text:p text:style-name="P1">srs-sla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747cm" svg:y1="18.653cm" svg:x2="8.747cm" svg:y2="16.24cm" draw:start-shape="id6" draw:start-glue-point="0" draw:end-shape="id7" draw:end-glue-point="2" svg:d="M8747 18653v-2413" svg:viewBox="0 0 1 2414">
          <text:p/>
        </draw:connector>
        <draw:connector draw:style-name="gr3" draw:text-style-name="P2" draw:layer="layout" draw:type="line" svg:x1="8.747cm" svg:y1="19.669cm" svg:x2="5.22cm" svg:y2="22.844cm" draw:start-shape="id6" draw:start-glue-point="2" draw:end-shape="id8" draw:end-glue-point="0" svg:d="M8747 19669l-3527 3175" svg:viewBox="0 0 3528 3176">
          <text:p/>
        </draw:connector>
        <draw:connector draw:style-name="gr3" draw:text-style-name="P2" draw:layer="layout" draw:type="line" svg:x1="8.747cm" svg:y1="19.669cm" svg:x2="9.128cm" svg:y2="22.844cm" draw:start-shape="id6" draw:start-glue-point="2" draw:end-shape="id9" draw:end-glue-point="0" svg:d="M8747 19669l381 3175" svg:viewBox="0 0 382 3176">
          <text:p/>
        </draw:connector>
        <draw:connector draw:style-name="gr3" draw:text-style-name="P2" draw:layer="layout" draw:type="line" svg:x1="8.747cm" svg:y1="19.669cm" svg:x2="13.036cm" svg:y2="22.844cm" draw:start-shape="id6" draw:start-glue-point="2" draw:end-shape="id10" draw:end-glue-point="0" svg:d="M8747 19669l4289 3175" svg:viewBox="0 0 4290 3176">
          <text:p/>
        </draw:connector>
        <draw:custom-shape draw:style-name="gr2" draw:text-style-name="P1" xml:id="id11" draw:id="id11" draw:layer="layout" svg:width="3.068cm" svg:height="1.016cm" svg:x="18.379cm" svg:y="7.096cm">
          <text:p text:style-name="P1">sr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096cm" svg:y1="4.937cm" svg:x2="19.913cm" svg:y2="7.096cm" draw:start-shape="id1" draw:start-glue-point="2" draw:end-shape="id11" draw:end-glue-point="0" svg:d="M11096 4937l8817 2159" svg:viewBox="0 0 8818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09:07:02.502322174</meta:creation-date>
    <dc:date>2020-04-28T09:12:54.457648813</dc:date>
    <meta:editing-duration>PT5M49S</meta:editing-duration>
    <meta:editing-cycles>6</meta:editing-cycles>
    <meta:generator>LibreOffice/6.0.7.3$Linux_X86_64 LibreOffice_project/00m0$Build-3</meta:generator>
    <meta:document-statistic meta:object-count="20"/>
  </office:meta>
</office:document-meta>
</file>